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RF04_summary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Default" office:value-type="string" calcext:value-type="string">
            <text:p>StartTime</text:p>
          </table:table-cell>
          <table:table-cell table:style-name="Default" office:value-type="string" calcext:value-type="string">
            <text:p>EndTime</text:p>
          </table:table-cell>
          <table:table-cell table:style-name="Default" office:value-type="string" calcext:value-type="string">
            <text:p>Duration_s</text:p>
          </table:table-cell>
          <table:table-cell table:style-name="Default" office:value-type="string" calcext:value-type="string">
            <text:p>AverageLWC_g_m3</text:p>
          </table:table-cell>
          <table:table-cell table:style-name="Default" office:value-type="string" calcext:value-type="string">
            <text:p>Average_meanDiam</text:p>
          </table:table-cell>
          <table:table-cell table:style-name="Default" office:value-type="string" calcext:value-type="string">
            <text:p>AverageLat</text:p>
          </table:table-cell>
          <table:table-cell table:style-name="Default" office:value-type="string" calcext:value-type="string">
            <text:p>AverageLon</text:p>
          </table:table-cell>
          <table:table-cell table:style-name="Default" office:value-type="string" calcext:value-type="string">
            <text:p>AverageAlt</text:p>
          </table:table-cell>
          <table:table-cell table:style-name="Default" office:value-type="string" calcext:value-type="string">
            <text:p>AverageTemp</text:p>
          </table:table-cell>
          <table:table-cell table:style-name="Default" office:value-type="string" calcext:value-type="string">
            <text:p>MaxUpdraft</text:p>
          </table:table-cell>
          <table:table-cell table:style-name="Default" office:value-type="string" calcext:value-type="string">
            <text:p>MeanUpdraft</text:p>
          </table:table-cell>
          <table:table-cell table:style-name="Default" office:value-type="string" calcext:value-type="string">
            <text:p>AbsoluteHumidity</text:p>
          </table:table-cell>
          <table:table-cell table:style-name="Default" office:value-type="string" calcext:value-type="string">
            <text:p>MixingRatio</text:p>
          </table:table-cell>
          <table:table-cell table:style-name="Default" office:value-type="string" calcext:value-type="string">
            <text:p>StaticPres_hPa</text:p>
          </table:table-cell>
          <table:table-cell table:style-name="Default" office:value-type="string" calcext:value-type="string">
            <text:p>InCloud_Flag</text:p>
          </table:table-cell>
          <table:table-cell table:style-name="Default" office:value-type="string" calcext:value-type="string">
            <text:p>HoloData_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-Jun-2021 18:48:59</text:p>
          </table:table-cell>
          <table:table-cell office:value-type="string" calcext:value-type="string">
            <text:p>05-Jun-2021 18:49:02</text:p>
          </table:table-cell>
          <table:table-cell office:value-type="float" office:value="4" calcext:value-type="float">
            <text:p>4</text:p>
          </table:table-cell>
          <table:table-cell office:value-type="float" office:value="0.669051699340343" calcext:value-type="float">
            <text:p>0.669051699340343</text:p>
          </table:table-cell>
          <table:table-cell office:value-type="float" office:value="9.02740740776062" calcext:value-type="float">
            <text:p>9.02740740776062</text:p>
          </table:table-cell>
          <table:table-cell office:value-type="float" office:value="34.1003589630127" calcext:value-type="float">
            <text:p>34.1003589630127</text:p>
          </table:table-cell>
          <table:table-cell office:value-type="float" office:value="-97.4719371795654" calcext:value-type="float">
            <text:p>-97.4719371795654</text:p>
          </table:table-cell>
          <table:table-cell office:value-type="float" office:value="1412.58898925781" calcext:value-type="float">
            <text:p>1412.58898925781</text:p>
          </table:table-cell>
          <table:table-cell office:value-type="float" office:value="14.6949329376221" calcext:value-type="float">
            <text:p>14.6949329376221</text:p>
          </table:table-cell>
          <table:table-cell office:value-type="float" office:value="4.90376043319702" calcext:value-type="float">
            <text:p>4.90376043319702</text:p>
          </table:table-cell>
          <table:table-cell office:value-type="float" office:value="4.26398915052414" calcext:value-type="float">
            <text:p>4.26398915052414</text:p>
          </table:table-cell>
          <table:table-cell office:value-type="float" office:value="12.8421719074249" calcext:value-type="float">
            <text:p>12.8421719074249</text:p>
          </table:table-cell>
          <table:table-cell office:value-type="float" office:value="12.6065182685852" calcext:value-type="float">
            <text:p>12.6065182685852</text:p>
          </table:table-cell>
          <table:table-cell office:value-type="float" office:value="858.795715332031" calcext:value-type="float">
            <text:p>858.79571533203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ud base 920 m</text:p>
          </table:table-cell>
          <table:table-cell table:formula="of:=MIN([.F2:.F5])" office:value-type="float" office:value="33.8976974487305" calcext:value-type="float">
            <text:p>33.8976974487305</text:p>
          </table:table-cell>
          <table:table-cell table:formula="of:=MIN([.G2:.G5])" office:value-type="float" office:value="-97.4719371795654" calcext:value-type="float">
            <text:p>-97.4719371795654</text:p>
          </table:table-cell>
        </table:table-row>
        <table:table-row table:style-name="ro1">
          <table:table-cell office:value-type="string" calcext:value-type="string">
            <text:p>05-Jun-2021 18:52:31</text:p>
          </table:table-cell>
          <table:table-cell office:value-type="string" calcext:value-type="string">
            <text:p>05-Jun-2021 18:52:39</text:p>
          </table:table-cell>
          <table:table-cell office:value-type="float" office:value="9" calcext:value-type="float">
            <text:p>9</text:p>
          </table:table-cell>
          <table:table-cell office:value-type="float" office:value="1.29090648227268" calcext:value-type="float">
            <text:p>1.29090648227268</text:p>
          </table:table-cell>
          <table:table-cell office:value-type="float" office:value="9.71650335523817" calcext:value-type="float">
            <text:p>9.71650335523817</text:p>
          </table:table-cell>
          <table:table-cell office:value-type="float" office:value="33.8976974487305" calcext:value-type="float">
            <text:p>33.8976974487305</text:p>
          </table:table-cell>
          <table:table-cell office:value-type="float" office:value="-97.3821767171224" calcext:value-type="float">
            <text:p>-97.3821767171224</text:p>
          </table:table-cell>
          <table:table-cell office:value-type="float" office:value="1602.99273003472" calcext:value-type="float">
            <text:p>1602.99273003472</text:p>
          </table:table-cell>
          <table:table-cell office:value-type="float" office:value="14.2262837092082" calcext:value-type="float">
            <text:p>14.2262837092082</text:p>
          </table:table-cell>
          <table:table-cell office:value-type="float" office:value="5.60401439666748" calcext:value-type="float">
            <text:p>5.60401439666748</text:p>
          </table:table-cell>
          <table:table-cell office:value-type="float" office:value="4.38855894406637" calcext:value-type="float">
            <text:p>4.38855894406637</text:p>
          </table:table-cell>
          <table:table-cell office:value-type="float" office:value="12.978646490309" calcext:value-type="float">
            <text:p>12.978646490309</text:p>
          </table:table-cell>
          <table:table-cell office:value-type="float" office:value="13.0188211864895" calcext:value-type="float">
            <text:p>13.0188211864895</text:p>
          </table:table-cell>
          <table:table-cell office:value-type="float" office:value="839.673502604167" calcext:value-type="float">
            <text:p>839.67350260416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formula="of:=MAX([.F2:.F5])" office:value-type="float" office:value="34.1003589630127" calcext:value-type="float">
            <text:p>34.1003589630127</text:p>
          </table:table-cell>
          <table:table-cell table:formula="of:=MAX([.G2:.G5])" office:value-type="float" office:value="-97.3377857208252" calcext:value-type="float">
            <text:p>-97.3377857208252</text:p>
          </table:table-cell>
        </table:table-row>
        <table:table-row table:style-name="ro1">
          <table:table-cell office:value-type="string" calcext:value-type="string">
            <text:p>05-Jun-2021 18:53:36</text:p>
          </table:table-cell>
          <table:table-cell office:value-type="string" calcext:value-type="string">
            <text:p>05-Jun-2021 18:53:39</text:p>
          </table:table-cell>
          <table:table-cell office:value-type="float" office:value="4" calcext:value-type="float">
            <text:p>4</text:p>
          </table:table-cell>
          <table:table-cell office:value-type="float" office:value="1.01430691033602" calcext:value-type="float">
            <text:p>1.01430691033602</text:p>
          </table:table-cell>
          <table:table-cell office:value-type="float" office:value="10.1707422733307" calcext:value-type="float">
            <text:p>10.1707422733307</text:p>
          </table:table-cell>
          <table:table-cell office:value-type="float" office:value="33.9566125869751" calcext:value-type="float">
            <text:p>33.9566125869751</text:p>
          </table:table-cell>
          <table:table-cell office:value-type="float" office:value="-97.3377857208252" calcext:value-type="float">
            <text:p>-97.3377857208252</text:p>
          </table:table-cell>
          <table:table-cell office:value-type="float" office:value="1928.94039916992" calcext:value-type="float">
            <text:p>1928.94039916992</text:p>
          </table:table-cell>
          <table:table-cell office:value-type="float" office:value="12.4380886554718" calcext:value-type="float">
            <text:p>12.4380886554718</text:p>
          </table:table-cell>
          <table:table-cell office:value-type="float" office:value="4.69886684417725" calcext:value-type="float">
            <text:p>4.69886684417725</text:p>
          </table:table-cell>
          <table:table-cell office:value-type="float" office:value="4.02012854814529" calcext:value-type="float">
            <text:p>4.02012854814529</text:p>
          </table:table-cell>
          <table:table-cell office:value-type="float" office:value="11.3745682239532" calcext:value-type="float">
            <text:p>11.3745682239532</text:p>
          </table:table-cell>
          <table:table-cell office:value-type="float" office:value="11.7568955421448" calcext:value-type="float">
            <text:p>11.7568955421448</text:p>
          </table:table-cell>
          <table:table-cell office:value-type="float" office:value="808.175979614258" calcext:value-type="float">
            <text:p>808.1759796142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-Jun-2021 18:55:13</text:p>
          </table:table-cell>
          <table:table-cell office:value-type="string" calcext:value-type="string">
            <text:p>05-Jun-2021 18:55:15</text:p>
          </table:table-cell>
          <table:table-cell office:value-type="float" office:value="3" calcext:value-type="float">
            <text:p>3</text:p>
          </table:table-cell>
          <table:table-cell office:value-type="float" office:value="1.48246856530507" calcext:value-type="float">
            <text:p>1.48246856530507</text:p>
          </table:table-cell>
          <table:table-cell office:value-type="float" office:value="11.9863093694051" calcext:value-type="float">
            <text:p>11.9863093694051</text:p>
          </table:table-cell>
          <table:table-cell office:value-type="float" office:value="34.0627619425456" calcext:value-type="float">
            <text:p>34.0627619425456</text:p>
          </table:table-cell>
          <table:table-cell office:value-type="float" office:value="-97.4164123535156" calcext:value-type="float">
            <text:p>-97.4164123535156</text:p>
          </table:table-cell>
          <table:table-cell office:value-type="float" office:value="2425.41780598958" calcext:value-type="float">
            <text:p>2425.41780598958</text:p>
          </table:table-cell>
          <table:table-cell office:value-type="float" office:value="9.17342058817546" calcext:value-type="float">
            <text:p>9.17342058817546</text:p>
          </table:table-cell>
          <table:table-cell office:value-type="float" office:value="4.02873182296753" calcext:value-type="float">
            <text:p>4.02873182296753</text:p>
          </table:table-cell>
          <table:table-cell office:value-type="float" office:value="3.60265231132507" calcext:value-type="float">
            <text:p>3.60265231132507</text:p>
          </table:table-cell>
          <table:table-cell office:value-type="float" office:value="8.78454526265462" calcext:value-type="float">
            <text:p>8.78454526265462</text:p>
          </table:table-cell>
          <table:table-cell office:value-type="float" office:value="9.49832185109456" calcext:value-type="float">
            <text:p>9.49832185109456</text:p>
          </table:table-cell>
          <table:table-cell office:value-type="float" office:value="760.996602376302" calcext:value-type="float">
            <text:p>760.99660237630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5-Jun-2021 20:33:01</text:p>
          </table:table-cell>
          <table:table-cell table:style-name="ce2" office:value-type="string" calcext:value-type="string">
            <text:p>05-Jun-2021 20:33:0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924841910600662" calcext:value-type="float">
            <text:p>0.924841910600662</text:p>
          </table:table-cell>
          <table:table-cell table:style-name="ce2" office:value-type="float" office:value="21.6135833263397" calcext:value-type="float">
            <text:p>21.6135833263397</text:p>
          </table:table-cell>
          <table:table-cell table:style-name="ce2" office:value-type="float" office:value="35.0798535346985" calcext:value-type="float">
            <text:p>35.0798535346985</text:p>
          </table:table-cell>
          <table:table-cell table:style-name="ce2" office:value-type="float" office:value="-96.7739362716675" calcext:value-type="float">
            <text:p>-96.7739362716675</text:p>
          </table:table-cell>
          <table:table-cell table:style-name="ce2" office:value-type="float" office:value="5094.32269287109" calcext:value-type="float">
            <text:p>5094.32269287109</text:p>
          </table:table-cell>
          <table:table-cell table:style-name="ce2" office:value-type="float" office:value="-4.98148715496063" calcext:value-type="float">
            <text:p>-4.98148715496063</text:p>
          </table:table-cell>
          <table:table-cell table:style-name="ce2" office:value-type="float" office:value="5.35940933227539" calcext:value-type="float">
            <text:p>5.35940933227539</text:p>
          </table:table-cell>
          <table:table-cell table:style-name="ce2" office:value-type="float" office:value="3.93616703152657" calcext:value-type="float">
            <text:p>3.93616703152657</text:p>
          </table:table-cell>
          <table:table-cell table:style-name="ce2" office:value-type="float" office:value="4.5661855340004" calcext:value-type="float">
            <text:p>4.5661855340004</text:p>
          </table:table-cell>
          <table:table-cell table:style-name="ce2" office:value-type="float" office:value="6.49319696426392" calcext:value-type="float">
            <text:p>6.49319696426392</text:p>
          </table:table-cell>
          <table:table-cell table:style-name="ce2" office:value-type="float" office:value="547.061187744141" calcext:value-type="float">
            <text:p>547.061187744141</text:p>
          </table:table-cell>
          <table:table-cell table:number-columns-repeated="2" table:style-name="ce2" office:value-type="string" calcext:value-type="string">
            <text:p>Yes</text:p>
          </table:table-cell>
          <table:table-cell office:value-type="string" calcext:value-type="string">
            <text:p>Cloud Base 1158 m</text:p>
          </table:table-cell>
          <table:table-cell table:formula="of:=MIN([.F6:.F7])" office:value-type="float" office:value="35.0185836791992" calcext:value-type="float">
            <text:p>35.0185836791992</text:p>
          </table:table-cell>
          <table:table-cell table:formula="of:=MIN([.G6:.G7])" office:value-type="float" office:value="-96.7739362716675" calcext:value-type="float">
            <text:p>-96.7739362716675</text:p>
          </table:table-cell>
        </table:table-row>
        <table:table-row table:style-name="ro1">
          <table:table-cell table:style-name="ce2" office:value-type="string" calcext:value-type="string">
            <text:p>05-Jun-2021 20:34:02</text:p>
          </table:table-cell>
          <table:table-cell table:style-name="ce2" office:value-type="string" calcext:value-type="string">
            <text:p>05-Jun-2021 20:34:0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902081894874573" calcext:value-type="float">
            <text:p>0.902081894874573</text:p>
          </table:table-cell>
          <table:table-cell table:style-name="ce2" office:value-type="float" office:value="25.606965637207" calcext:value-type="float">
            <text:p>25.606965637207</text:p>
          </table:table-cell>
          <table:table-cell table:style-name="ce2" office:value-type="float" office:value="35.0185836791992" calcext:value-type="float">
            <text:p>35.0185836791992</text:p>
          </table:table-cell>
          <table:table-cell table:style-name="ce2" office:value-type="float" office:value="-96.6953247070312" calcext:value-type="float">
            <text:p>-96.6953247070312</text:p>
          </table:table-cell>
          <table:table-cell table:style-name="ce2" office:value-type="float" office:value="5078.985546875" calcext:value-type="float">
            <text:p>5078.985546875</text:p>
          </table:table-cell>
          <table:table-cell table:style-name="ce2" office:value-type="float" office:value="-5.34405250549316" calcext:value-type="float">
            <text:p>-5.34405250549316</text:p>
          </table:table-cell>
          <table:table-cell table:style-name="ce2" office:value-type="float" office:value="7.25982904434204" calcext:value-type="float">
            <text:p>7.25982904434204</text:p>
          </table:table-cell>
          <table:table-cell table:style-name="ce2" office:value-type="float" office:value="4.85853180885315" calcext:value-type="float">
            <text:p>4.85853180885315</text:p>
          </table:table-cell>
          <table:table-cell table:style-name="ce2" office:value-type="float" office:value="2.68077521324158" calcext:value-type="float">
            <text:p>2.68077521324158</text:p>
          </table:table-cell>
          <table:table-cell table:style-name="ce2" office:value-type="float" office:value="3.78199057579041" calcext:value-type="float">
            <text:p>3.78199057579041</text:p>
          </table:table-cell>
          <table:table-cell table:style-name="ce2" office:value-type="float" office:value="548.257385253906" calcext:value-type="float">
            <text:p>548.257385253906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formula="of:=MAX([.F6:.F7])" office:value-type="float" office:value="35.0798535346985" calcext:value-type="float">
            <text:p>35.0798535346985</text:p>
          </table:table-cell>
          <table:table-cell table:formula="of:=MAX([.G6:.G7])" office:value-type="float" office:value="-96.6953247070312" calcext:value-type="float">
            <text:p>-96.6953247070312</text:p>
          </table:table-cell>
        </table:table-row>
        <table:table-row table:style-name="ro1">
          <table:table-cell table:style-name="Default" office:value-type="string" calcext:value-type="string">
            <text:p>05-Jun-2021 22:05:03</text:p>
          </table:table-cell>
          <table:table-cell table:style-name="Default" office:value-type="string" calcext:value-type="string">
            <text:p>05-Jun-2021 22:05:0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6645822525024" calcext:value-type="float">
            <text:p>6.56645822525024</text:p>
          </table:table-cell>
          <table:table-cell table:style-name="Default" office:value-type="float" office:value="39.8700046539307" calcext:value-type="float">
            <text:p>39.8700046539307</text:p>
          </table:table-cell>
          <table:table-cell table:style-name="Default" office:value-type="float" office:value="-105.030429840088" calcext:value-type="float">
            <text:p>-105.030429840088</text:p>
          </table:table-cell>
          <table:table-cell table:style-name="Default" office:value-type="float" office:value="2152.74127197266" calcext:value-type="float">
            <text:p>2152.74127197266</text:p>
          </table:table-cell>
          <table:table-cell table:style-name="Default" office:value-type="float" office:value="25.7185411453247" calcext:value-type="float">
            <text:p>25.7185411453247</text:p>
          </table:table-cell>
          <table:table-cell table:style-name="Default" office:value-type="float" office:value="4.19643497467041" calcext:value-type="float">
            <text:p>4.19643497467041</text:p>
          </table:table-cell>
          <table:table-cell table:style-name="Default" office:value-type="float" office:value="3.78882277011871" calcext:value-type="float">
            <text:p>3.78882277011871</text:p>
          </table:table-cell>
          <table:table-cell table:style-name="Default" office:value-type="float" office:value="6.27710700035095" calcext:value-type="float">
            <text:p>6.27710700035095</text:p>
          </table:table-cell>
          <table:table-cell table:style-name="Default" office:value-type="float" office:value="6.97104382514954" calcext:value-type="float">
            <text:p>6.97104382514954</text:p>
          </table:table-cell>
          <table:table-cell table:style-name="Default" office:value-type="float" office:value="781.184310913086" calcext:value-type="float">
            <text:p>781.184310913086</text:p>
          </table:table-cell>
          <table:table-cell table:number-columns-repeated="2" table:style-name="Default"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18:15:57.718741746</dc:date>
    <meta:editing-duration>PT26M48S</meta:editing-duration>
    <meta:editing-cycles>2</meta:editing-cycles>
    <meta:generator>LibreOffice/7.3.7.2$Linux_X86_64 LibreOffice_project/30$Build-2</meta:generator>
    <meta:document-statistic meta:table-count="1" meta:cell-count="138" meta:object-count="0"/>
  </office:meta>
</office:document-meta>
</file>